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Heading_20_1" style:master-page-name="First_20_Page">
      <style:paragraph-properties style:page-number="auto"/>
    </style:style>
    <style:style style:name="P19" style:family="paragraph" style:parent-style-name="Standard" style:list-style-name="L1"/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1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776062192">
          <text:insertion>
            <office:change-info>
              <dc:creator>Bob Jacobsen</dc:creator>
              <dc:date>2010-10-08T22:05:00</dc:date>
            </office:change-info>
          </text:insertion>
        </text:changed-region>
        <text:changed-region text:id="ct565469664">
          <text:deletion>
            <office:change-info>
              <dc:creator>Bob Jacobsen</dc:creator>
              <dc:date>2010-10-08T22:05:00</dc:date>
            </office:change-info>
            <text:h text:style-name="P1" text:outline-level="1">Title</text:h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2162019963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-start text:change-id="ct776062192"/>Introduction (Informative)</text:h>
      <text:p text:style-name="Standard">This specification describes the format and allocation of OpenLCB node identifiers (node IDs). It is not specific to any wire protocol.</text:p>
      <text:h text:style-name="Heading_20_1" text:outline-level="1">References and Context (Normative)</text:h>
      <text:p text:style-name="Standard">This specification is in the context of the OpenLCB-CAN … Specification, which specifies …</text:p>
      <text:h text:style-name="Heading_20_1" text:outline-level="1">Format</text:h>
      <text:p text:style-name="Standard">An OpenLCB node identifier (node ID) shall be six bytes of eight bits each. </text:p>
      <text:p text:style-name="Standard">The order of bytes in an OpenLCB node ID shall be considered significant. The most-significant byte shall be transmitted first during communication operations. The most-significant byte shall be written first (left-most in Western format) in any human-readable representation.</text:p>
      <text:p text:style-name="Standard">OpenLCB node IDs shall include one or more 1 bits. </text:p>
      <text:h text:style-name="Heading_20_1" text:outline-level="1">Allocation</text:h>
      <text:p text:style-name="Standard"/>
      <text:p text:style-name="Standard"/>
      <text:p text:style-name="Standard"/>
      <text:p text:style-name="Standard"/>
      <text:p text:style-name="Standard">Below this is just a collection of pieces from other docs right now.</text:p>
      <text:h text:style-name="P1" text:outline-level="1"><text:change-end text:change-id="ct776062192"/><text:change text:change-id="ct565469664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2">Title<text:tab/>1</text:p>
          <text:p text:style-name="P12">Section Title<text:tab/>2</text:p>
          <text:p text:style-name="P12">Section Title<text:tab/>2</text:p>
        </text:index-body>
      </text:table-of-conten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51592628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66383300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515926288"/><text:change-start text:change-id="ct663833008"/>OpenLCB-CAN Praesent Gravida Standard or Technical Note<text:change-end text:change-id="ct663833008"/></text:p>
      </style:header>
      <style:footer>
        <text:tracked-changes>
          <text:changed-region text:id="ct55905016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51593420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67582684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559050160"/><text:change-start text:change-id="ct515934208"/><text:span text:style-name="MT2">Copyright 2010, by J. Day, D. Harris, B. Jacobsen, and A. Shepherd</text:span><text:change-end text:change-id="ct515934208"/><text:change text:change-id="ct675826848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08T22:06:34">10/8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653780544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65378064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837057856">
            <text:insertion>
              <office:change-info>
                <dc:creator>Bob Jacobsen</dc:creator>
                <dc:date>2010-10-08T22:06:00</dc:date>
              </office:change-info>
            </text:insertion>
          </text:changed-region>
          <text:changed-region text:id="ct837057504">
            <text:deletion>
              <office:change-info>
                <dc:creator>Bob Jacobsen</dc:creator>
                <dc:date>2010-10-08T22:06:00</dc:date>
              </office:change-info>
              <text:p text:style-name="MP7">(title)</text:p>
            </text:deletion>
          </text:changed-region>
          <text:changed-region text:id="ct837058608">
            <text:insertion>
              <office:change-info>
                <dc:creator>Bob Jacobsen</dc:creator>
                <dc:date>2010-10-08T22:06:00</dc:date>
              </office:change-info>
            </text:insertion>
          </text:changed-region>
          <text:changed-region text:id="ct702362320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64004081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702362432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70236265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53780544"/><text:change-start text:change-id="ct653780640"/>OpenLCB S<text:change-end text:change-id="ct653780640"/><text:change-start text:change-id="ct837057856"/>tandard<text:change-end text:change-id="ct83705785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837057504"/><text:change-start text:change-id="ct837058608"/>OpenLCB Node Identifiers<text:change-end text:change-id="ct837058608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702362320"/><text:change-start text:change-id="ct640040816"/><text:date style:data-style-name="N37" text:date-value="2010-10-08T17:19:56" text:fixed="true">10/08/10</text:date><text:change-end text:change-id="ct640040816"/></text:p>
            </table:table-cell>
            <table:table-cell table:style-name="Table1.C1" office:value-type="string">
              <text:p text:style-name="MP7"><text:change text:change-id="ct702362432"/><text:change-start text:change-id="ct702362656"/>Draft<text:change-end text:change-id="ct702362656"/></text:p>
            </table:table-cell>
          </table:table-row>
        </table:table>
        <text:p text:style-name="Header"/>
      </style:header>
      <style:footer>
        <text:tracked-changes>
          <text:changed-region text:id="ct640060320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640042768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65257544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640060320"/><text:change-start text:change-id="ct640042768"/><text:span text:style-name="MT5">10</text:span><text:change-end text:change-id="ct640042768"/><text:span text:style-name="MT5">, by J. Day, D. Harris, B. Jacobsen, </text:span><text:change text:change-id="ct652575440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08T22:06:34">10/8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0</meta:editing-cycles>
    <meta:editing-duration>PT11H36M12S</meta:editing-duration>
    <meta:generator>OpenOffice.org/3.2$Unix OpenOffice.org_project/320m18$Build-9502</meta:generator>
    <dc:date>2010-10-08T22:06:34</dc:date>
    <dc:creator>Bob Jacobsen</dc:creator>
    <meta:document-statistic meta:table-count="1" meta:image-count="1" meta:object-count="0" meta:page-count="2" meta:paragraph-count="39" meta:word-count="338" meta:character-count="2128"/>
    <meta:user-defined meta:name="Info 1"/>
    <meta:user-defined meta:name="Info 2"/>
    <meta:user-defined meta:name="Info 3"/>
    <meta:user-defined meta:name="Info 4"/>
  </office:meta>
</office:document-meta>
</file>